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09b" officeooo:paragraph-rsid="001d109b"/>
    </style:style>
    <style:style style:name="P2" style:family="paragraph" style:parent-style-name="Standard">
      <style:paragraph-properties fo:text-align="center" style:justify-single-word="false"/>
      <style:text-properties officeooo:rsid="001d109b" officeooo:paragraph-rsid="001d109b"/>
    </style:style>
    <style:style style:name="P3" style:family="paragraph" style:parent-style-name="Standard">
      <style:text-properties fo:font-weight="bold" officeooo:rsid="001d109b" officeooo:paragraph-rsid="001d109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mpos que necesita la bbdd</text:p>
      <text:p text:style-name="P1"/>
      <text:p text:style-name="P3">Usuario</text:p>
      <text:p text:style-name="P3"/>
      <text:p text:style-name="P1">id<text:tab/>int</text:p>
      <text:p text:style-name="P1">nombre<text:tab/>varchar</text:p>
      <text:p text:style-name="P1">contrasena<text:tab/>varchar</text:p>
      <text:p text:style-name="P1">tipo<text:tab/>varchar</text:p>
      <text:p text:style-name="P1"/>
      <text:p text:style-name="P1"/>
      <text:p text:style-name="P3">Cliente</text:p>
      <text:p text:style-name="P3"/>
      <text:p text:style-name="P1">id<text:tab/>int</text:p>
      <text:p text:style-name="P1">nombre<text:tab/>varchar</text:p>
      <text:p text:style-name="P1">apellidos<text:tab/>varchar</text:p>
      <text:p text:style-name="P1">numero_telefono<text:tab/>int</text:p>
      <text:p text:style-name="P1">dni<text:tab/>varchar</text:p>
      <text:p text:style-name="P1">email<text:tab/>varchar</text:p>
      <text:p text:style-name="P1">observaciones<text:tab/><text:tab/>varchar</text:p>
      <text:p text:style-name="P1">antecedentes<text:tab/><text:tab/>varchar</text:p>
      <text:p text:style-name="P1">cirugias<text:tab/><text:tab/>varchar</text:p>
      <text:p text:style-name="P1">tratamientos<text:tab/><text:tab/>varchar</text:p>
      <text:p text:style-name="P1">alergias<text:tab/><text:tab/>varchar</text:p>
      <text:p text:style-name="P1">evaluacion<text:tab/><text:tab/>varchar</text:p>
      <text:p text:style-name="P1"/>
      <text:p text:style-name="P1"/>
      <text:p text:style-name="P1"/>
      <text:p text:style-name="P3">Consultas</text:p>
      <text:p text:style-name="P3"/>
      <text:p text:style-name="P1">id<text:tab/>int</text:p>
      <text:p text:style-name="P1">id_cliente<text:tab/>int</text:p>
      <text:p text:style-name="P1">motivo_consulta<text:tab/>varchar</text:p>
      <text:p text:style-name="P1"/>
      <text:p text:style-name="P1"/>
      <text:p text:style-name="P1"/>
      <text:p text:style-name="P3">Consentimiento Covid:</text:p>
      <text:p text:style-name="P3"/>
      <text:p text:style-name="P1">id <text:tab/>int</text:p>
      <text:p text:style-name="P1">id_cliente <text:tab/>int</text:p>
      <text:p text:style-name="P1">pregunta1<text:tab/>bool </text:p>
      <text:p text:style-name="P1">pregunta2<text:tab/>bool </text:p>
      <text:p text:style-name="P1">pregunta3<text:tab/>bool </text:p>
      <text:p text:style-name="P1">pregunta4<text:tab/>bool</text:p>
      <text:p text:style-name="P1">pregunta5<text:tab/>bool </text:p>
      <text:p text:style-name="P1">pregunta6<text:tab/>bool </text:p>
      <text:p text:style-name="P1">pregunta7<text:tab/>bool</text:p>
      <text:p text:style-name="P1">firma<text:tab/><text:tab/>bool</text:p>
      <text:p text:style-name="P1">documento<text:tab/>pdf <text:s/></text:p>
      <text:p text:style-name="P1"/>
      <text:p text:style-name="P1"/>
      <text:p text:style-name="P3">Consentimiento legal:</text:p>
      <text:p text:style-name="P1">id<text:tab/>int</text:p>
      <text:p text:style-name="P1"><text:soft-page-break/>id_cliente<text:tab/>int</text:p>
      <text:p text:style-name="P1">texto<text:tab/>pdf</text:p>
      <text:p text:style-name="P1">firma<text:tab/>bool</text:p>
      <text:p text:style-name="P1"/>
      <text:p text:style-name="P1"/>
      <text:p text:style-name="P3">Tecnologías utilizadas:</text:p>
      <text:p text:style-name="P1"/>
      <text:p text:style-name="P1">Back-end: JAVA, SPRING, REST.</text:p>
      <text:p text:style-name="P1">Front-end: HTML, CSS, JS, ANGULAR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5:13:04.505000000</meta:creation-date>
    <dc:date>2023-04-13T15:22:42.822000000</dc:date>
    <meta:editing-duration>PT9M39S</meta:editing-duration>
    <meta:editing-cycles>1</meta:editing-cycles>
    <meta:generator>LibreOffice/7.3.7.2$Windows_X86_64 LibreOffice_project/e114eadc50a9ff8d8c8a0567d6da8f454beeb84f</meta:generator>
    <meta:document-statistic meta:table-count="0" meta:image-count="0" meta:object-count="0" meta:page-count="2" meta:paragraph-count="43" meta:word-count="91" meta:character-count="657" meta:non-whitespace-character-count="593"/>
  </office:meta>
</office:document-meta>
</file>